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4292D2F77036412D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2.5pt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1pt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5pt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5pt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5pt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A1" style:family="table-cell">
      <style:table-cell-properties fo:padding="0.097cm" fo:border="0.05pt solid #000000"/>
    </style:style>
    <style:style style:name="Table9" style:family="table">
      <style:table-properties style:width="17.903cm" table:align="margins" style:writing-mode="lr-tb"/>
    </style:style>
    <style:style style:name="Table9.A" style:family="table-column">
      <style:table-column-properties style:column-width="17.903cm" style:rel-column-width="65535*"/>
    </style:style>
    <style:style style:name="Table9.A1" style:family="table-cell">
      <style:table-cell-properties fo:padding="0.097cm" fo:border="0.05pt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65535*"/>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5pt solid #000000"/>
    </style:style>
    <style:style style:name="Table12.A2" style:family="table-cell">
      <style:table-cell-properties fo:padding="0.097cm" fo:border-left="0.05pt solid #000000" fo:border-right="0.05pt solid #000000" fo:border-top="none" fo:border-bottom="0.05pt solid #000000"/>
    </style:style>
    <style:style style:name="Table13" style:family="table">
      <style:table-properties style:width="17.903cm" table:align="margins" style:writing-mode="lr-tb"/>
    </style:style>
    <style:style style:name="Table13.A" style:family="table-column">
      <style:table-column-properties style:column-width="17.903cm" style:rel-column-width="65535*"/>
    </style:style>
    <style:style style:name="Table13.A1" style:family="table-cell">
      <style:table-cell-properties fo:padding="0.097cm" fo:border="0.05pt solid #000000"/>
    </style:style>
    <style:style style:name="Table14" style:family="table">
      <style:table-properties style:width="17.903cm" fo:break-before="page" table:align="margins" style:writing-mode="lr-tb"/>
    </style:style>
    <style:style style:name="Table14.A" style:family="table-column">
      <style:table-column-properties style:column-width="17.903cm" style:rel-column-width="65535*"/>
    </style:style>
    <style:style style:name="Table14.A1" style:family="table-cell">
      <style:table-cell-properties fo:padding="0.097cm" fo:border="0.05pt solid #000000"/>
    </style:style>
    <style:style style:name="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P2" style:family="paragraph" style:parent-style-name="Encabezado1">
      <style:paragraph-properties fo:margin-top="0cm" fo:margin-bottom="0cm" loext: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Heading">
      <style:text-properties fo:font-size="18pt" style:font-size-asian="18pt" style:font-size-complex="18pt"/>
    </style:style>
    <style:style style:name="P7" style:family="paragraph" style:parent-style-name="Table_20_Contents">
      <style:text-properties officeooo:rsid="000c7ba1" officeooo:paragraph-rsid="000c7ba1"/>
    </style:style>
    <style:style style:name="P8" style:family="paragraph" style:parent-style-name="Table_20_Contents">
      <style:text-properties officeooo:rsid="000e11a1" officeooo:paragraph-rsid="000e11a1"/>
    </style:style>
    <style:style style:name="P9" style:family="paragraph" style:parent-style-name="Table_20_Contents">
      <style:text-properties officeooo:rsid="000fedce" officeooo:paragraph-rsid="000fedce"/>
    </style:style>
    <style:style style:name="P10" style:family="paragraph" style:parent-style-name="Table_20_Contents">
      <style:text-properties officeooo:rsid="0010ed6a" officeooo:paragraph-rsid="0010ed6a"/>
    </style:style>
    <style:style style:name="P11" style:family="paragraph" style:parent-style-name="Table_20_Contents">
      <style:text-properties officeooo:rsid="0011aafa" officeooo:paragraph-rsid="0011aafa"/>
    </style:style>
    <style:style style:name="P12" style:family="paragraph" style:parent-style-name="Table_20_Contents">
      <style:text-properties officeooo:rsid="00128bab" officeooo:paragraph-rsid="00128bab"/>
    </style:style>
    <style:style style:name="P13" style:family="paragraph" style:parent-style-name="Table_20_Contents">
      <style:text-properties officeooo:rsid="00135253" officeooo:paragraph-rsid="00135253"/>
    </style:style>
    <style:style style:name="P14" style:family="paragraph" style:parent-style-name="Table_20_Contents">
      <style:text-properties officeooo:rsid="0014b59d" officeooo:paragraph-rsid="00158de0"/>
    </style:style>
    <style:style style:name="P15" style:family="paragraph" style:parent-style-name="Table_20_Contents">
      <style:text-properties officeooo:rsid="00158de0" officeooo:paragraph-rsid="00158de0"/>
    </style:style>
    <style:style style:name="P16" style:family="paragraph" style:parent-style-name="Table_20_Contents">
      <style:text-properties officeooo:rsid="00168b12" officeooo:paragraph-rsid="00168b12"/>
    </style:style>
    <style:style style:name="P17" style:family="paragraph" style:parent-style-name="Standard" style:master-page-name="Standard">
      <style:paragraph-properties fo:margin-top="0.3cm" fo:margin-bottom="0.15cm" loext: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18" style:family="paragraph" style:parent-style-name="Standard">
      <style:paragraph-properties fo:margin-top="0cm" fo:margin-bottom="0cm" loext:contextual-spacing="false" fo:line-height="200%"/>
      <style:text-properties style:use-window-font-color="true" style:font-name="DejaVu Serif" fo:font-size="10pt" officeooo:rsid="001789ea" style:font-name-asian="Calibri" style:font-size-asian="11pt" style:font-name-complex="Calibri" style:font-size-complex="11pt" style:language-complex="ar" style:country-complex="SA"/>
    </style:style>
    <style:style style:name="P19" style:family="paragraph" style:parent-style-name="Standard">
      <style:paragraph-properties fo:margin-top="0cm" fo:margin-bottom="0cm" loext:contextual-spacing="false" fo:line-height="200%">
        <style:tab-stops/>
      </style:paragraph-properties>
      <style:text-properties style:use-window-font-color="true" style:font-name="DejaVu Serif" fo:font-size="10pt" officeooo:rsid="001789ea" style:font-name-asian="Calibri" style:font-size-asian="11pt" style:font-name-complex="Calibri" style:font-size-complex="11pt" style:language-complex="ar" style:country-complex="SA"/>
    </style:style>
    <style:style style:name="P20" style:family="paragraph" style:parent-style-name="Table_20_Contents">
      <style:text-properties officeooo:rsid="001789ea" officeooo:paragraph-rsid="001789ea"/>
    </style:style>
    <style:style style:name="P21" style:family="paragraph" style:parent-style-name="Table_20_Contents">
      <style:text-properties officeooo:paragraph-rsid="001789ea"/>
    </style:style>
    <style:style style:name="P22" style:family="paragraph" style:parent-style-name="Table_20_Contents">
      <style:paragraph-properties fo:line-height="200%">
        <style:tab-stops/>
      </style:paragraph-properties>
      <style:text-properties style:use-window-font-color="true" style:font-name="DejaVu Serif" fo:font-size="10pt" officeooo:rsid="001789ea" officeooo:paragraph-rsid="001789ea" style:font-name-asian="Calibri" style:font-size-asian="11pt" style:font-name-complex="Calibri" style:font-size-complex="11pt" style:language-complex="ar" style:country-complex="SA"/>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officeooo:rsid="000c7ba1"/>
    </style:style>
    <style:style style:name="T4" style:family="text">
      <style:text-properties officeooo:rsid="0010ed6a"/>
    </style:style>
    <style:style style:name="T5" style:family="text">
      <style:text-properties officeooo:rsid="0011aafa"/>
    </style:style>
    <style:style style:name="T6" style:family="text">
      <style:text-properties officeooo:rsid="00135253"/>
    </style:style>
    <style:style style:name="T7" style:family="text">
      <style:text-properties officeooo:rsid="001789ea"/>
    </style:style>
    <style:style style:name="T8" style:family="text">
      <style:text-properties style:use-window-font-color="true" style:font-name="DejaVu Serif" fo:font-size="10pt" style:font-name-asian="Calibri" style:font-size-asian="11pt" style:font-name-complex="Calibri" style:font-size-complex="11pt" style:language-complex="ar" style:country-complex="SA"/>
    </style:style>
    <style:style style:name="T9" style:family="text">
      <style:text-properties style:use-window-font-color="true" style:font-name="DejaVu Serif" fo:font-size="10pt" officeooo:rsid="001789ea" style:font-name-asian="Calibri" style:font-size-asian="11pt" style:font-name-complex="Calibri" style:font-size-complex="11pt" style:language-complex="ar" style:country-complex="SA"/>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17"><draw:frame draw:style-name="fr1" draw:name="graphics1" text:anchor-type="paragraph" svg:width="17.709cm" svg:height="1.113cm" draw:z-index="0"><draw:image xlink:href="Pictures/100002010000041A0000004292D2F77036412D9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6">Formulario de auto-evaluación</text:p>
            <text:p text:style-name="Heading">Sesión 1. Herramientas de administración básicas</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7">José Antonio Álvarez Ocete</text:p>
          </table:table-cell>
        </table:table-row>
      </table:table>
      <text:p text:style-name="Standard"/>
      <text:p text:style-name="P4">a) Cuestionario de actitud frente al trabajo.</text:p>
      <text:p text:style-name="Standard">El tiempo que he de<text:span text:style-name="T5">d</text:span>icado a la preparación de la sesión antes de asistir al laboratorio ha sido de <text:s/><text:span text:style-name="T3">90</text:span> minutos.</text:p>
      <text:p text:style-name="Standard">1. He resuelto todas las dudas que tenía antes de iniciar la sesión de prácticas: <text:span text:style-name="T3">no</text:span> (si/no). En caso de haber contestado “no”, indica los motivos por los que no las has resuelto:</text:p>
      <table:table table:name="Table2" table:style-name="Table2">
        <table:table-column table:style-name="Table2.A"/>
        <table:table-row>
          <table:table-cell table:style-name="Table2.A1" office:value-type="string">
            <text:p text:style-name="P7">Hay algunos conceptos que podía probarlos unicamente en el laboratorio. Se podría decir que los comprendía, pero ejecutando un par de comandos, me habría quedado mucho más claro.</text:p>
            <text:p text:style-name="P21"><text:span text:style-name="T7">Por otro lado, creo que no dediqué suficiente tiempo al guión antes de la sesión. Si no, podría haber utilizado ese tiempo para resolver dudas más específicas.</text:span></text:p>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P20">Además del uso habitual de bash en general, creo que debería trabajar un poco más los apartados sobre los directorios que contienen información sobre el Sistema Operativo en si. Me es a veces un poco confuso. </text:p>
            <text:p text:style-name="P21"><text:span text:style-name="T7">En relación con el uso de bash en general, debería repasar el módulo II visto en Fundamentos del Software, al que no dediqué tanto tiempo como al primero.</text:span></text:p>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P20">He tenido, junto con algún otro compañero, cierto problemas en el apartado uno de esta práctica. Creo que el inicio en Fedora podría estar explicado un poco más detalladamente. </text:p>
            <text:p text:style-name="P20">Todo el tema de usuarios y grupos sin embargo, este muy bien detallado y se entiende perfectamente. Aunque aún no comprendo su completa utilidad.</text:p>
            <text:p text:style-name="P20">Por último, creo que podría haber algo más información sobre el contenido de los directorios </text:p>
            <text:p text:style-name="Table_20_Contents"/>
            <text:p text:style-name="Table_20_Contents"/>
            <text:p text:style-name="Table_20_Contents"><text:soft-page-break/></text:p>
          </table:table-cell>
        </table:table-row>
      </table:table>
      <text:p text:style-name="Standard"/>
      <text:p text:style-name="P4">b) Cuestionario de conocimientos adquiridos.</text:p>
      <text:p text:style-name="Standard">Mi solución a la <text:span text:style-name="T2">actividad 1.1</text:span> ha sido:</text:p>
      <table:table table:name="Table9" table:style-name="Table9">
        <table:table-column table:style-name="Table9.A"/>
        <table:table-row>
          <table:table-cell table:style-name="Table9.A1" office:value-type="string">
            <text:p text:style-name="P16">Este es el script que he diseñado para ejecutar en mi ordenador personal:</text:p>
            <text:p text:style-name="P16">#!/bin/bash</text:p>
            <text:p text:style-name="P16">cp /home/jose/Descargas/Fedora/*.gz /tmp</text:p>
            <text:p text:style-name="P16">cd /tmp</text:p>
            <text:p text:style-name="P16">gunzip *.gz</text:p>
            <text:p text:style-name="P16">chmod 766 kernel32-3.0.4</text:p>
            <text:p text:style-name="P16">./kernel32-3.0.4 ubda=./Fedora14-x86-root_fs</text:p>
            <text:p text:style-name="P16">mem=1024m</text:p>
            <text:p text:style-name="Table_20_Contents"/>
            <text:p text:style-name="P16">El único cambio que habría que efectuar para ejecutar el script en el laboratorio es cambiar la dirección desde la cual se copian los archivos. Es decir, cambiar la segunda línea por:</text:p>
            <text:p text:style-name="P16">cp /fenix/depar/Isi/UML/*.gz/tmp</text:p>
          </table:table-cell>
        </table:table-row>
      </table:table>
      <text:p text:style-name="Standard"/>
      <text:p text:style-name="Standard">Mi solución a la <text:span text:style-name="T2">actividad 1.3</text:span> ha sido:</text:p>
      <table:table table:name="Table10" table:style-name="Table10">
        <table:table-column table:style-name="Table10.A"/>
        <table:table-row>
          <table:table-cell table:style-name="Table10.A1" office:value-type="string">
            <text:p text:style-name="P8">1. Para crear nuevos usuarios utilizamos la orden adduser, desde root: adduser nombre_usuario</text:p>
            <text:p text:style-name="P8">#Añadimos un nuevo usuario, nuevo1</text:p>
            <text:p text:style-name="P8">$ adduser nuevo1</text:p>
            <text:p text:style-name="P8">#Añadimos un nuevo usuario, nuevo2, especificando su carpeta personal.</text:p>
            <text:p text:style-name="P8">$ adduser --home /home/carpeta_personal_nuevo_2 nuevo2 </text:p>
            <text:p text:style-name="P9">#Añadimos un nuevo usuario, nuevo3, y lo añadimos al grupo “grupo_nuevo”, en vez de añadirlo al grupo “nuevo3” que se crearía por defecto. Podemos revisar los grupos a los que pertenece un usuario mediante la orden: groups nombre_usuario.</text:p>
            <text:p text:style-name="P9">$ adduser --ingroup grupo_nuevo nuevo3</text:p>
          </table:table-cell>
        </table:table-row>
        <table:table-row>
          <table:table-cell table:style-name="Table10.A2" office:value-type="string">
            <text:p text:style-name="P9">2. Utilizamos la orden ‘deluser nombre_usuario’ para borrar un usuario, siendo root. A continuación ejecutamos las ordenes:</text:p>
            <text:p text:style-name="P9">cat /etc/passwd</text:p>
            <text:p text:style-name="P9">cat /etc/shadow</text:p>
            <text:p text:style-name="P9">Y nos damos cuenta de que en ambos archivos ha desaparecido todo rastro del usuario que hemos <text:soft-page-break/>borrado. Sin embargo, al ejecutar:</text:p>
            <text:p text:style-name="P9">ls /home/</text:p>
            <text:p text:style-name="P9">Nos damos cuenta de que la carpeta personal de dicho usuario no ha sido borrada. Para eliminar también dicha carpeta al borrar el usuario, es necesario utilizar la opción --<text:span text:style-name="T4">remove-home</text:span>:</text:p>
            <text:p text:style-name="P9"><text:span text:style-name="T4">userdel</text:span> --<text:span text:style-name="T4">remove-home</text:span> nombre_usuario #Siendo root.</text:p>
          </table:table-cell>
        </table:table-row>
        <table:table-row>
          <table:table-cell table:style-name="Table10.A2" office:value-type="string">
            <text:p text:style-name="P10">3. <text:span text:style-name="T5">Tras ejecutar la orden:</text:span></text:p>
            <text:p text:style-name="P11">$ su nuevo1</text:p>
            <text:p text:style-name="P11"># Asegurandome previamente de que el usuario estaba bien creado, y tras introducir la contraseña, ejecuto la orden:</text:p>
            <text:p text:style-name="P11">$ ls ~</text:p>
            <text:p text:style-name="P11"># Obteniendo el siguiente resultado:</text:p>
            <text:p text:style-name="P11">examples.desktop</text:p>
            <text:p text:style-name="P11">#Es decir, el único archivo que hay en la carpeta personal de “nuevo1” es ese archivo de texto.</text:p>
          </table:table-cell>
        </table:table-row>
      </table:table>
      <text:p text:style-name="Standard"/>
      <text:p text:style-name="Standard">Mi solución a la <text:span text:style-name="T2">actividad 1.6</text:span> ha sido:</text:p>
      <table:table table:name="Table12" table:style-name="Table12">
        <table:table-column table:style-name="Table12.A"/>
        <table:table-row>
          <table:table-cell table:style-name="Table12.A1" office:value-type="string">
            <text:p text:style-name="P12">1. Creamos de nuevo los usuarios “nuevo2” y nuevo3”, para tener 3 usuarios a los que asignar grupos, creamos dos grupos y les asignamos dos usuarios a cada uno:</text:p>
            <text:p text:style-name="P12">$ adduser nuevo2</text:p>
            <text:p text:style-name="P12">$ adduser nuevo3</text:p>
            <text:p text:style-name="P12">$ groupadd grupo1; groupadd grupo2</text:p>
            <text:p text:style-name="P12">$ gpasswd -a nuevo1 grupo1; gpasswd -a nuevo2 grupo1</text:p>
            <text:p text:style-name="P12">$gpasswd -a nuevo2 grupo2; gpasswd -a nuevo3 grupo2</text:p>
          </table:table-cell>
        </table:table-row>
        <table:table-row>
          <table:table-cell table:style-name="Table12.A2" office:value-type="string">
            <text:p text:style-name="P12">2. <text:span text:style-name="T6">La orden “id” ejecutada sin opciones y como root, devuelve el siguiente resultado:</text:span></text:p>
            <text:p text:style-name="P13">uid=0(root) gid=0(root) grupos=0(root)</text:p>
            <text:p text:style-name="P13">#Donde UID y GID son los terminos explicados en el guión. Explicación del resultado:</text:p>
            <text:p text:style-name="P13">uid=uid_usuario_root(nombre_usuario_root) gid=identificador_grupo_root(nombre_grupo_root) grupos=lista de grupos a los que pertenece el usuario root, con formato: identificador_de_grupo(groupname)</text:p>
          </table:table-cell>
        </table:table-row>
      </table:table>
      <text:p text:style-name="Standard"/>
      <text:p text:style-name="Standard">Mi solución a la <text:span text:style-name="T2">actividad 1.8</text:span> ha sido:</text:p>
      <table:table table:name="Table13" table:style-name="Table13">
        <table:table-column table:style-name="Table13.A"/>
        <table:table-row>
          <table:table-cell table:style-name="Table13.A1" office:value-type="string">
            <text:p text:style-name="P14">Aunque el directorio /var/tmp es un directorio en el que se guardan archivos temporales que no se borran entre arranques, creo que al estar ejecutando el programa en modo root no querríamos que se accediese a la información desde otro usuario. En caso de querer preservar la privacidad de la información utilizada por el programa, utilizaríamos el directorio /root. En otro caso, <text:soft-page-break/>utilizaríamos el directorio /var/tmp.</text:p>
            <text:p text:style-name="P15">He encontrado esta información en el link proporcionado en el guión de practicas. </text:p>
          </table:table-cell>
        </table:table-row>
      </table:table>
      <text:p text:style-name="Standard"/>
      <text:p text:style-name="Standard">Mi solución a la <text:span text:style-name="T2">actividad 1.10</text:span> ha sido:</text:p>
      <table:table table:name="Table14" table:style-name="Table14">
        <table:table-column table:style-name="Table14.A"/>
        <table:table-row>
          <table:table-cell table:style-name="Table14.A1" office:value-type="string">
            <text:p text:style-name="P20">Este es el contenido del archivo fstab:</text:p>
            <text:p text:style-name="P20"># /etc/fstab: static file system information.</text:p>
            <text:p text:style-name="P20"># Use 'blkid' to print the universally unique identifier for a</text:p>
            <text:p text:style-name="P20"># device; this may be used with UUID= as a more robust way to name devices</text:p>
            <text:p text:style-name="P20"># that works even if disks are added and removed. See fstab(5).</text:p>
            <text:p text:style-name="P20"># &lt;file system&gt; &lt;mount point&gt; <text:s text:c="2"/>&lt;type&gt; <text:s/>&lt;options&gt; <text:s text:c="6"/>&lt;dump&gt; <text:s/>&lt;pass&gt;</text:p>
            <text:p text:style-name="P20"># / was on /dev/sda6 during installation</text:p>
            <text:p text:style-name="P20">UUID=3df39d99-8e9e-46b3-a290-26091afa6d6b / <text:s text:c="14"/>ext4 <text:s text:c="3"/>errors=remount-ro 0 <text:s text:c="6"/>1</text:p>
            <text:p text:style-name="P20"># /boot/efi was on /dev/sda1 during installation</text:p>
            <text:p text:style-name="P20">UUID=52<text:span text:style-name="T8">DA-8A15</text:span> <text:s/>/boot/efi <text:s text:c="6"/>vfat <text:s text:c="3"/>umask=0077 <text:s text:c="5"/>0 <text:s text:c="6"/>1</text:p>
            <text:p text:style-name="P20"># swap was on /dev/sda7 during installation</text:p>
            <text:p text:style-name="P20">U<text:span text:style-name="T8">UID=44456797-1786-471e-b8fd-2e1dc80c5e79 none <text:s text:c="11"/>swap <text:s text:c="3"/>sw <text:s text:c="13"/>0 <text:s text:c="6"/>0</text:span></text:p>
            <text:p text:style-name="P22"/>
            <text:p text:style-name="P19">El primer campo nos indica el archivo de sistema de dispositivo a ser montado.</text:p>
            <text:p text:style-name="P19">El segundo campo nos va a indicar el punto de montaje para el archivo de sistema.</text:p>
            <text:p text:style-name="P18">El tercer campo describe el tipo de archivo del sistema.</text:p>
            <text:p text:style-name="P18">El cuarto nos indica la cantidad de opciones asociados al archivo del sistema.</text:p>
            <text:p text:style-name="P18">El quinto campo es usado por los archivos de sistema por el comando de volcado.</text:p>
            <text:p text:style-name="P18">El sexto campo es usado por el fsck para determinar el orden en que los archivos del sistema son analizados como correctos a la hora de reiniciar.</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sans-serif" svg:font-family="sans-serif"/>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Star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Star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Star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Star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Star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Star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Star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Star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cm" fo:margin-bottom="0cm" loext: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Sesión 1. Herramientas de administración básicas</text:span><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87</meta:editing-cycles>
    <meta:creation-date>2011-10-05T09:46:35.67</meta:creation-date>
    <meta:editing-duration>PT22H20M58S</meta:editing-duration>
    <meta:generator>LibreOffice/5.1.4.2$Linux_X86_64 LibreOffice_project/10m0$Build-2</meta:generator>
    <dc:date>2016-10-06T23:54:21.909949585</dc:date>
    <meta:print-date>2011-10-06T10:39:21.37</meta:print-date>
    <meta:document-statistic meta:table-count="11" meta:image-count="1" meta:object-count="0" meta:page-count="5" meta:paragraph-count="86" meta:word-count="995" meta:character-count="6346" meta:non-whitespace-character-count="5338"/>
    <meta:user-defined meta:name="Información 1"/>
    <meta:user-defined meta:name="Información 2"/>
    <meta:user-defined meta:name="Información 3"/>
    <meta:user-defined meta:name="Información 4"/>
  </office:meta>
</office:document-meta>
</file>